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0000005A84233487477F4608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 fo:font-size="14pt" fo:language="de" fo:country="DE" officeooo:rsid="001f32c1" officeooo:paragraph-rsid="00197b8d" style:font-size-asian="14pt" style:font-size-complex="14pt"/>
    </style:style>
    <style:style style:name="P2" style:family="paragraph" style:parent-style-name="Standard">
      <style:text-properties fo:color="#000000" loext:opacity="100%" style:font-name="Arial" fo:font-size="15pt" fo:language="de" fo:country="DE" fo:font-style="normal" style:text-underline-style="none" fo:font-weight="normal" officeooo:rsid="0020a37b" officeooo:paragraph-rsid="00197b8d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color="#000000" loext:opacity="100%" style:font-name="Arial" fo:font-size="12pt" fo:language="de" fo:country="DE" fo:font-style="normal" style:text-underline-style="none" fo:font-weight="normal" officeooo:rsid="0020a37b" officeooo:paragraph-rsid="00197b8d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Arial" fo:font-size="12pt" fo:language="de" fo:country="DE" fo:font-style="normal" style:text-underline-style="none" fo:font-weight="normal" officeooo:rsid="001badad" officeooo:paragraph-rsid="001badad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2">
      <style:text-properties fo:color="#000000" loext:opacity="100%" style:font-name="Arial" fo:font-size="14pt" fo:language="de" fo:country="DE" fo:font-style="normal" officeooo:rsid="00198ea2" officeooo:paragraph-rsid="00197b8d" style:font-size-asian="14pt" style:font-style-asian="normal" style:font-size-complex="14pt" style:font-style-complex="normal"/>
    </style:style>
    <style:style style:name="P6" style:family="paragraph" style:parent-style-name="Standard">
      <style:text-properties fo:color="#000000" loext:opacity="100%" style:font-name="Arial" fo:font-size="14pt" fo:language="de" fo:country="DE" fo:font-style="normal" officeooo:rsid="00198ea2" officeooo:paragraph-rsid="00197b8d" style:font-size-asian="14pt" style:font-style-asian="normal" style:font-size-complex="14pt" style:font-style-complex="normal"/>
    </style:style>
    <style:style style:name="P7" style:family="paragraph" style:parent-style-name="Standard">
      <style:text-properties fo:color="#000000" loext:opacity="100%" style:font-name="Arial" fo:font-size="14pt" fo:language="de" fo:country="DE" fo:font-style="normal" officeooo:rsid="001fc0dd" officeooo:paragraph-rsid="00197b8d" style:font-size-asian="14pt" style:font-style-asian="normal" style:font-size-complex="14pt" style:font-style-complex="normal"/>
    </style:style>
    <style:style style:name="P8" style:family="paragraph" style:parent-style-name="Standard">
      <style:text-properties fo:color="#000000" loext:opacity="100%" style:font-name="Arial" fo:font-size="14pt" fo:language="de" fo:country="DE" fo:font-style="normal" style:text-underline-style="solid" style:text-underline-width="auto" style:text-underline-color="font-color" officeooo:rsid="001fc0dd" officeooo:paragraph-rsid="00197b8d" style:font-size-asian="14pt" style:font-style-asian="normal" style:font-size-complex="14pt" style:font-style-complex="normal"/>
    </style:style>
    <style:style style:name="P9" style:family="paragraph" style:parent-style-name="Standard">
      <style:text-properties fo:color="#000000" loext:opacity="100%" style:font-name="Arial" fo:font-size="14pt" fo:language="de" fo:country="DE" fo:font-style="normal" style:text-underline-style="solid" style:text-underline-width="auto" style:text-underline-color="font-color" fo:font-weight="bold" officeooo:rsid="001fc0dd" officeooo:paragraph-rsid="00197b8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color="#000000" loext:opacity="100%" style:font-name="Arial" fo:font-size="14pt" fo:language="de" fo:country="DE" fo:font-style="normal" style:text-underline-style="solid" style:text-underline-width="auto" style:text-underline-color="font-color" fo:font-weight="bold" officeooo:rsid="001a755c" officeooo:paragraph-rsid="001a755c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color="#000000" loext:opacity="100%" style:font-name="Arial" fo:font-size="14pt" fo:language="de" fo:country="DE" fo:font-style="normal" style:text-underline-style="none" officeooo:rsid="001fc0dd" officeooo:paragraph-rsid="00197b8d" style:font-size-asian="14pt" style:font-style-asian="normal" style:font-size-complex="14pt" style:font-style-complex="normal"/>
    </style:style>
    <style:style style:name="P12" style:family="paragraph" style:parent-style-name="Standard" style:list-style-name="L7">
      <style:text-properties fo:color="#000000" loext:opacity="100%" style:font-name="Arial" fo:font-size="14pt" fo:language="de" fo:country="DE" fo:font-style="normal" style:text-underline-style="none" officeooo:rsid="001fc0dd" officeooo:paragraph-rsid="00197b8d" style:font-size-asian="14pt" style:font-style-asian="normal" style:font-size-complex="14pt" style:font-style-complex="normal"/>
    </style:style>
    <style:style style:name="P13" style:family="paragraph" style:parent-style-name="Standard">
      <style:text-properties fo:color="#000000" loext:opacity="100%" style:font-name="Arial" fo:font-size="14pt" fo:language="de" fo:country="DE" fo:font-style="normal" style:text-underline-style="none" fo:font-weight="normal" officeooo:rsid="001fc0dd" officeooo:paragraph-rsid="00197b8d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8">
      <style:text-properties fo:color="#000000" loext:opacity="100%" style:font-name="Arial" fo:font-size="14pt" fo:language="de" fo:country="DE" fo:font-style="normal" style:text-underline-style="none" fo:font-weight="normal" officeooo:rsid="0020a37b" officeooo:paragraph-rsid="00197b8d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8">
      <style:text-properties fo:color="#000000" loext:opacity="100%" style:font-name="Arial" fo:font-size="14pt" fo:language="de" fo:country="DE" fo:font-style="normal" style:text-underline-style="none" fo:font-weight="normal" officeooo:rsid="0020a37b" officeooo:paragraph-rsid="001a755c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color="#000000" loext:opacity="100%" style:font-name="Arial" fo:font-size="14pt" fo:language="de" fo:country="DE" fo:font-style="normal" style:text-underline-style="none" fo:font-weight="normal" officeooo:rsid="0020a37b" officeooo:paragraph-rsid="00197b8d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fo:color="#000000" loext:opacity="100%" style:font-name="Arial" fo:font-size="14pt" fo:language="de" fo:country="DE" fo:font-style="normal" style:text-underline-style="none" fo:font-weight="normal" officeooo:rsid="0020a37b" officeooo:paragraph-rsid="001badad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 style:list-style-name="L9">
      <style:text-properties fo:color="#000000" loext:opacity="100%" style:font-name="Arial" fo:font-size="14pt" fo:language="de" fo:country="DE" fo:font-style="normal" style:text-underline-style="none" fo:font-weight="normal" officeooo:rsid="0022c6b4" officeooo:paragraph-rsid="00197b8d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 style:list-style-name="L10">
      <style:text-properties fo:color="#000000" loext:opacity="100%" style:font-name="Arial" fo:font-size="14pt" fo:language="de" fo:country="DE" fo:font-style="normal" style:text-underline-style="none" fo:font-weight="normal" officeooo:rsid="002455e0" officeooo:paragraph-rsid="00197b8d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color="#000000" loext:opacity="100%" style:font-name="Arial" fo:font-size="14pt" fo:language="de" fo:country="DE" fo:font-style="normal" style:text-underline-style="none" fo:font-weight="normal" officeooo:rsid="002455e0" officeooo:paragraph-rsid="001a755c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 style:list-style-name="L11">
      <style:text-properties fo:color="#000000" loext:opacity="100%" style:font-name="Arial" fo:font-size="14pt" fo:language="de" fo:country="DE" fo:font-style="normal" style:text-underline-style="none" fo:font-weight="normal" officeooo:rsid="001a755c" officeooo:paragraph-rsid="001a755c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 style:list-style-name="L13">
      <style:text-properties fo:color="#000000" loext:opacity="100%" style:font-name="Arial" fo:font-size="14pt" fo:language="de" fo:country="DE" fo:font-style="normal" style:text-underline-style="none" fo:font-weight="normal" officeooo:rsid="001a755c" officeooo:paragraph-rsid="001a755c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8">
      <style:text-properties fo:color="#000000" loext:opacity="100%" style:font-name="Arial" fo:font-size="14pt" fo:language="de" fo:country="DE" fo:font-style="normal" style:text-underline-style="none" fo:font-weight="normal" officeooo:rsid="001a755c" officeooo:paragraph-rsid="001a755c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list-style-name="L14">
      <style:text-properties fo:color="#000000" loext:opacity="100%" style:font-name="Arial" fo:font-size="14pt" fo:language="de" fo:country="DE" fo:font-style="normal" style:text-underline-style="none" fo:font-weight="normal" officeooo:rsid="001a755c" officeooo:paragraph-rsid="001a755c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 style:list-style-name="L15">
      <style:text-properties fo:color="#000000" loext:opacity="100%" style:font-name="Arial" fo:font-size="14pt" fo:language="de" fo:country="DE" fo:font-style="normal" style:text-underline-style="none" fo:font-weight="normal" officeooo:rsid="001a755c" officeooo:paragraph-rsid="001a755c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color="#000000" loext:opacity="100%" style:font-name="Arial" fo:font-size="14pt" fo:language="de" fo:country="DE" fo:font-style="normal" style:text-underline-style="none" fo:font-weight="normal" officeooo:rsid="001badad" officeooo:paragraph-rsid="001badad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9">
      <style:text-properties fo:color="#111111" loext:opacity="100%" style:font-name="Arial" fo:font-size="14pt" fo:language="de" fo:country="DE" fo:font-style="normal" style:text-underline-style="none" fo:font-weight="normal" officeooo:rsid="002455e0" officeooo:paragraph-rsid="00197b8d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 style:list-style-name="L12">
      <style:text-properties fo:font-size="14pt" officeooo:paragraph-rsid="00197b8d" style:font-size-asian="14pt" style:font-size-complex="14pt"/>
    </style:style>
    <style:style style:name="P29" style:family="paragraph">
      <loext:graphic-properties draw:fill="none" draw:fill-color="#ffffff"/>
      <style:paragraph-properties style:writing-mode="lr-tb"/>
      <style:text-properties style:font-name="Arial" fo:font-size="18pt" style:font-size-asian="18pt" style:font-size-complex="18pt"/>
    </style:style>
    <style:style style:name="T1" style:family="text">
      <style:text-properties style:font-name="Arial" fo:language="de" fo:country="DE" officeooo:rsid="0016b646"/>
    </style:style>
    <style:style style:name="T2" style:family="text">
      <style:text-properties officeooo:rsid="001f32c1"/>
    </style:style>
    <style:style style:name="T3" style:family="text">
      <style:text-properties officeooo:rsid="002455e0"/>
    </style:style>
    <style:style style:name="T4" style:family="text">
      <style:text-properties fo:font-variant="normal" fo:text-transform="none" fo:letter-spacing="normal"/>
    </style:style>
    <style:style style:name="T5" style:family="text">
      <style:text-properties fo:color="#000000" loext:opacity="100%" style:font-name="Arial" fo:language="de" fo:country="DE" fo:font-style="normal" style:text-underline-style="none" fo:font-weight="normal" officeooo:rsid="002455e0" style:font-style-asian="normal" style:font-weight-asian="normal" style:font-style-complex="normal" style:font-weight-complex="normal"/>
    </style:style>
    <style:style style:name="T6" style:family="text">
      <style:text-properties fo:color="#000000" loext:opacity="100%" style:font-name="Arial" fo:language="de" fo:country="DE" fo:font-style="normal" style:text-underline-style="none" fo:font-weight="normal" officeooo:rsid="001a755c" style:font-style-asian="normal" style:font-weight-asian="normal" style:font-style-complex="normal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badad" style:font-size-asian="14pt" style:font-size-complex="14pt"/>
    </style:style>
    <style:style style:name="T9" style:family="text">
      <style:text-properties officeooo:rsid="001a755c"/>
    </style:style>
    <style:style style:name="T10" style:family="text">
      <style:text-properties officeooo:rsid="001c7e18"/>
    </style:style>
    <style:style style:name="T11" style:family="text">
      <style:text-properties style:font-name="Arial" fo:font-size="20pt" style:font-size-asian="20pt" style:font-size-complex="20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1" draw:text-style-name="P29" svg:width="13.625cm" svg:height="2.437cm" svg:x="-1.485cm" svg:y="-3.346cm"><draw:text-box><text:p><text:span text:style-name="T11">Engineer-Trio</text:span></text:p><text:p><text:span text:style-name="T11">Status-Report 2</text:span></text:p><text:p><text:span text:style-name="T11">Code Academy</text:span></text:p></draw:text-box></draw:frame>Datum: 12.06.2022</text:p>
      <text:p text:style-name="P1">Teammitglieder:</text:p>
      <text:list xml:id="list2736667832" text:style-name="L2">
        <text:list-item>
          <text:p text:style-name="P5">Daniel Drescher (Scrum Master)</text:p>
        </text:list-item>
        <text:list-item>
          <text:p text:style-name="P5">Taylan Özdabak (<text:span text:style-name="T2">Protokollführer</text:span>)</text:p>
        </text:list-item>
        <text:list-item>
          <text:p text:style-name="P5">Serhat Güler </text:p>
        </text:list-item>
      </text:list>
      <text:p text:style-name="P6"/>
      <text:p text:style-name="P8">Kurze Projektbeschreibung:</text:p>
      <text:p text:style-name="P8"/>
      <text:p text:style-name="P11">Code-Academy ist eine Webandwendung, in der der Nutzer mithilfe von praxisorientierten Programmieraufgaben schnell das Programmieren lernen kann. Es werden folgende Programmiersprachen angeboten:</text:p>
      <text:list xml:id="list400890866" text:style-name="L7">
        <text:list-item>
          <text:p text:style-name="P12">Java</text:p>
        </text:list-item>
        <text:list-item>
          <text:p text:style-name="P12">Javascript</text:p>
        </text:list-item>
        <text:list-item>
          <text:p text:style-name="P12">Python</text:p>
        </text:list-item>
      </text:list>
      <text:p text:style-name="P7"/>
      <text:p text:style-name="P9">Fortschritte:</text:p>
      <text:p text:style-name="P13"/>
      <text:list xml:id="list2495194098" text:style-name="L8">
        <text:list-item>
          <text:p text:style-name="P14"><text:span text:style-name="T3">Verschlüsselte </text:span>User Authentifizierung</text:p>
        </text:list-item>
      </text:list>
      <text:list xml:id="list659225301" text:style-name="L9">
        <text:list-item>
          <text:p text:style-name="P18">Nutzer können sich problemlos registrieren, einloggen und falls gewünscht wieder ausloggen</text:p>
        </text:list-item>
        <text:list-item>
          <text:p text:style-name="P27"><text:span text:style-name="T4">Verschlüsselte HTTPS Kommunikation</text:span></text:p>
        </text:list-item>
      </text:list>
      <text:list xml:id="list1411259245714" text:continue-list="list2495194098" text:style-name="L8">
        <text:list-item>
          <text:p text:style-name="P14">Java, Python und Javascript Kurs mit jeweils 10 Lessons <text:span text:style-name="T3">(Lerneinheiten)</text:span></text:p>
        </text:list-item>
      </text:list>
      <text:list xml:id="list1666714041" text:style-name="L12">
        <text:list-item>
          <text:p text:style-name="P28"><text:span text:style-name="T5">Alle 3 Kurse starten mit einer simplen „Hello World“ Lesson und decken </text:span><text:span text:style-name="T6">im späteren Verlauf</text:span><text:span text:style-name="T5"> folgende Themengebiete ab :</text:span></text:p>
        </text:list-item>
      </text:list>
      <text:list xml:id="list3815556394" text:style-name="L10">
        <text:list-item>
          <text:list>
            <text:list-item>
              <text:p text:style-name="P19">Variablen, Datentypen</text:p>
            </text:list-item>
            <text:list-item>
              <text:p text:style-name="P19">Arithmetische Operationen</text:p>
            </text:list-item>
            <text:list-item>
              <text:p text:style-name="P19">Vergleich Operationen</text:p>
            </text:list-item>
            <text:list-item>
              <text:p text:style-name="P19">Funktionen</text:p>
            </text:list-item>
            <text:list-item>
              <text:p text:style-name="P19">Klassen, Objekte</text:p>
            </text:list-item>
          </text:list>
        </text:list-item>
      </text:list>
      <text:list xml:id="list1411241873004" text:continue-list="list1411259245714" text:style-name="L8">
        <text:list-item>
          <text:p text:style-name="P14">Recent Courses</text:p>
        </text:list-item>
      </text:list>
      <text:list xml:id="list2186412713" text:style-name="L11">
        <text:list-item>
          <text:p text:style-name="P21">Dem Nutzer werden neulich angeschaute Kurse in dem Feld „Recent courses“ angezeigt</text:p>
        </text:list-item>
      </text:list>
      <text:list xml:id="list1411533440000" text:continue-list="list1411241873004" text:style-name="L8">
        <text:list-item>
          <text:p text:style-name="P14">UserPage </text:p>
        </text:list-item>
      </text:list>
      <text:list xml:id="list1660628465" text:style-name="L13">
        <text:list-item>
          <text:p text:style-name="P22">Eine Nutzerseite mit Informationen zu dem Account, einschließlich Kursfortschritte und Errungenschaften </text:p>
        </text:list-item>
      </text:list>
      <text:list xml:id="list1411885006083" text:continue-list="list1411533440000" text:style-name="L8">
        <text:list-item>
          <text:p text:style-name="P23">Möglichkeit sog. XP, auch bekannt als Erfahrungspunkte zu sammeln</text:p>
        </text:list-item>
        <text:list-item>
          <text:p text:style-name="P14">Code execution</text:p>
        </text:list-item>
      </text:list>
      <text:list xml:id="list243994980" text:style-name="L14">
        <text:list-item>
          <text:p text:style-name="P24">Ausführung von beliebigen Code in den angebotenen Sprachen, welcher in einer Remote VM ausgeführt wird und die Ausgabe wieder an das Frontend zurückgibt</text:p>
        </text:list-item>
      </text:list>
      <text:list xml:id="list1410898189437" text:continue-list="list1411885006083" text:style-name="L8">
        <text:list-item>
          <text:p text:style-name="P15"><text:soft-page-break/>Code Editor</text:p>
        </text:list-item>
      </text:list>
      <text:list xml:id="list3814192294" text:style-name="L15">
        <text:list-item>
          <text:p text:style-name="P25">Ein dynamischer, eingebauter code editor, welcher viele Programmiersprachen, einschließlich den angebotenen Sprachen versteht und Zeilennummern unterstützt zum effektiven Programmieren</text:p>
        </text:list-item>
      </text:list>
      <text:list xml:id="list1409911843335" text:continue-list="list1410898189437" text:style-name="L8">
        <text:list-header>
          <text:p text:style-name="P14"/>
        </text:list-header>
      </text:list>
      <text:p text:style-name="P13"/>
      <text:p text:style-name="P13"/>
      <text:p text:style-name="P10">Links:</text:p>
      <text:p text:style-name="P13"/>
      <text:p text:style-name="P16">Github Projektlink:</text:p>
      <text:p text:style-name="P3"><text:a xlink:type="simple" xlink:href="https://github.com/sero583/PraktikumSWE" text:style-name="Internet_20_link" text:visited-style-name="Visited_20_Internet_20_Link"><text:span text:style-name="T7">https://github.com/sero583/PraktikumSWE</text:span></text:a></text:p>
      <text:p text:style-name="P16"/>
      <text:p text:style-name="P16">Trello Dokumentationslink:</text:p>
      <text:p text:style-name="P3"><text:a xlink:type="simple" xlink:href="https://trello.com/invite/b/GLGcSr5g/9ddac9ec88c4098d7bd8e83766b7585d/praktikum-swe" text:style-name="Internet_20_link" text:visited-style-name="Visited_20_Internet_20_Link"><text:span text:style-name="T7">https://trello.com/invite/b/GLGcSr5g/9ddac9ec88c4098d7bd8e83766b7585d/praktikum-swe</text:span></text:a></text:p>
      <text:p text:style-name="P16"/>
      <text:p text:style-name="P16">Protokolle:</text:p>
      <text:p text:style-name="P3"><text:a xlink:type="simple" xlink:href="https://github.com/sero583/PraktikumSWE/tree/master/Protokolle" text:style-name="Internet_20_link" text:visited-style-name="Visited_20_Internet_20_Link"><text:span text:style-name="T7">https://github.com/sero583/PraktikumSWE/tree/master/Protokolle</text:span></text:a></text:p>
      <text:p text:style-name="P16"/>
      <text:p text:style-name="P4"><text:span text:style-name="T7">Komponentendiagramm:</text:span></text:p>
      <text:p text:style-name="P4"><text:a xlink:type="simple" xlink:href="https://github.com/sero583/PraktikumSWE/blob/master/Dokumente/Komponentendiagramm.png" text:style-name="Internet_20_link" text:visited-style-name="Visited_20_Internet_20_Link"><text:span text:style-name="T7">https://github.com/sero583/PraktikumSWE/blob/master/Dokumente/Komponentendiagramm.png</text:span></text:a></text:p>
      <text:p text:style-name="P17"/>
      <text:p text:style-name="P20">Projektampel:<text:line-break/><text:a xlink:type="simple" xlink:href="https://github.com/sero583/PraktikumSWE/blob/master/Dokumente/Projektampel.ods" text:style-name="Internet_20_link" text:visited-style-name="Visited_20_Internet_20_Link">https://github.com/sero583/PraktikumSWE/blob/master/Dokumente/Projektampel.ods</text:a></text:p>
      <text:p text:style-name="P20"/>
      <text:p text:style-name="P26">Styleguide:</text:p>
      <text:p text:style-name="P26"><text:a xlink:type="simple" xlink:href="https://github.com/sero583/PraktikumSWE/blob/master/Dokumente/Styleguide.odt" text:style-name="Internet_20_link" text:visited-style-name="Visited_20_Internet_20_Link">https://github.com/sero583/PraktikumSWE/blob/master/Dokumente/Styleguide.odt</text:a></text:p>
      <text:p text:style-name="P26"/>
      <text:p text:style-name="P20"/>
      <text:p text:style-name="P16"/>
      <text:p text:style-name="P16"/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OpenSymbol" svg:font-family="OpenSymbol" style:font-charset="x-symbol"/>
  </office:font-face-decls>
  <office:styles>
    <draw:fill-image draw:name="Protokoll" xlink:href="Pictures/1000000100000400000005A84233487477F46082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decimal-places="0" number:min-integer-digits="1" number:grouping="true"/>
      <number:text> </number:text>
    </number:number-style>
    <number:number-style style:name="N11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</office:styles>
  <office:automatic-styles>
    <style:page-layout style:name="Mpm1">
      <style:page-layout-properties fo:page-width="21.006cm" fo:page-height="29.693cm" style:num-format="1" style:print-orientation="portrait" fo:margin-top="4.318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Protokoll" draw:fill-image-width="100%" draw:fill-image-height="100%" style:repeat="no-repeat" draw:fill-image-ref-point="center" style:footnote-max-height="0cm" loext:margin-gutter="0cm">
        <style:background-image xlink:href="Pictures/1000000100000400000005A84233487477F46082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Protokoll" draw:fill-image-width="100%" draw:fill-image-height="100%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3T00:11:14.655000000</dc:date>
    <meta:editing-duration>PT59M56S</meta:editing-duration>
    <meta:editing-cycles>15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42" meta:word-count="216" meta:character-count="2004" meta:non-whitespace-character-count="1852"/>
  </office:meta>
</office:document-meta>
</file>